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cm" fo:min-width="3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cm" fo:min-width="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4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86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="Extrémités_20_de_20_flèche_20_1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5cm" fo:min-width="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style:paragraph-properties fo:text-align="start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25cm" svg:height="2cm" svg:x="8.45cm" svg:y="3.1cm">
          <text:p text:style-name="P1">Musiciens<text:line-break/>Instrument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5cm" svg:height="1.25cm" svg:x="8.7cm" svg:y="6.85cm">
          <text:p text:style-name="P1">Acoust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25cm" svg:height="1.25cm" svg:x="1.25cm" svg:y="10.6cm">
          <text:p text:style-name="P1">Microphon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5.25cm" svg:x="1.25cm" svg:y="11.85cm">
          <text:p text:style-name="P2"><text:span text:style-name="T1">Type :</text:span></text:p>
          <text:p text:style-name="P2"><text:span text:style-name="T2">Électrostatique</text:span></text:p>
          <text:p text:style-name="P2"><text:span text:style-name="T2">Ruban</text:span></text:p>
          <text:p text:style-name="P2"><text:span text:style-name="T2">Dynamique</text:span></text:p>
          <text:p text:style-name="P2"><text:span text:style-name="T2"/></text:p>
          <text:p text:style-name="P2"><text:span text:style-name="T1">Directivité :</text:span></text:p>
          <text:p text:style-name="P2"><text:span text:style-name="T2">Omnidirectionel</text:span></text:p>
          <text:p text:style-name="P2"><text:span text:style-name="T2">Hypo-cardioïde</text:span></text:p>
          <text:p text:style-name="P2"><text:span text:style-name="T2">Cardioïde</text:span></text:p>
          <text:p text:style-name="P2"><text:span text:style-name="T2">Hyper-cardioïde</text:span></text:p>
          <text:p text:style-name="P2"><text:span text:style-name="T2">Bidirectio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5cm" svg:height="1.25cm" svg:x="7.95cm" svg:y="10.6cm">
          <text:p text:style-name="P1">Câbles audi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5.25cm" svg:x="7.95cm" svg:y="11.85cm">
          <text:p text:style-name="P2"><text:span text:style-name="T1">TS :</text:span></text:p>
          <text:p text:style-name="P2"><text:span text:style-name="T2">Un seul point chaud.</text:span><text:span text:style-name="T2"><text:line-break/></text:span><text:span text:style-name="T2"> « câble instrument »</text:span></text:p>
          <text:p text:style-name="P2"><text:span text:style-name="T2">- Mono</text:span></text:p>
          <text:p text:style-name="P2"><text:span text:style-name="T2"/></text:p>
          <text:p text:style-name="P2"><text:span text:style-name="T1">TRS:</text:span></text:p>
          <text:p text:style-name="P2"><text:span text:style-name="T2">Deux points chauds</text:span></text:p>
          <text:p text:style-name="P2"><text:span text:style-name="T2">- Aysmétrique</text:span></text:p>
          <text:p text:style-name="P2"><text:span text:style-name="T2">- Stéréo</text:span></text:p>
          <text:p text:style-name="P2"><text:span text:style-name="T2">- Double mon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5cm" svg:height="1.25cm" svg:x="14.95cm" svg:y="10.6cm">
          <text:p text:style-name="P1">Préamplis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4.5cm" svg:height="2.5cm" svg:x="14.95cm" svg:y="11.85cm">
          <text:p text:style-name="P3"><text:span text:style-name="T3">Adaptation d’impédance</text:span></text:p>
          <text:p text:style-name="P3"><text:span text:style-name="T3">Amplification en ten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5cm" svg:height="1.75cm" svg:x="14.7cm" svg:y="20.55cm">
          <text:p text:style-name="P1">Convertisseur</text:p>
          <text:p text:style-name="P1">A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cm" svg:height="4.5cm" svg:x="14.7cm" svg:y="22.3cm">
          <text:p text:style-name="P3"><text:span text:style-name="T3">Analogique → Numérique</text:span></text:p>
          <text:p text:style-name="P3"><text:span text:style-name="T3"/></text:p>
          <text:p text:style-name="P3"><text:span text:style-name="T3">Ech. Fréquentiel</text:span></text:p>
          <text:p text:style-name="P3"><text:span text:style-name="T3"><text:tab/></text:span><text:span text:style-name="T3">Th.Nyquist</text:span></text:p>
          <text:p text:style-name="P3"><text:span text:style-name="T3"><text:tab/></text:span><text:span text:style-name="T3">44.1/48/96/192 kHz</text:span></text:p>
          <text:p text:style-name="P3"><text:span text:style-name="T3"/></text:p>
          <text:p text:style-name="P3"><text:span text:style-name="T3">Ech. D’Amplitude</text:span></text:p>
          <text:p text:style-name="P3"><text:span text:style-name="T3"><text:tab/></text:span><text:span text:style-name="T3">Plancher de bruit</text:span></text:p>
          <text:p text:style-name="P3"><text:span text:style-name="T3"><text:tab/></text:span><text:span text:style-name="T3">16/24bi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5cm" svg:height="1.25cm" svg:x="7.9cm" svg:y="20.8cm">
          <text:p text:style-name="P1">Sérialisati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5.25cm" svg:x="7.9cm" svg:y="22.05cm">
          <text:p text:style-name="P3"><text:span text:style-name="T3">Transmission des donnés vers un ordinateur</text:span></text:p>
          <text:p text:style-name="P3"><text:span text:style-name="T3"/></text:p>
          <text:p text:style-name="P3"><text:span text:style-name="T3">USB3/USB2/Firewire/Thunderbolt</text:span></text:p>
          <text:p text:style-name="P3"><text:span text:style-name="T3"/></text:p>
          <text:p text:style-name="P3"><text:span text:style-name="T1">Taille de bloc/buffer/vector 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25cm" svg:height="1.25cm" svg:x="1.25cm" svg:y="20.8cm">
          <text:p text:style-name="P1">Ordinateu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5.25cm" svg:x="1.25cm" svg:y="22.05cm">
          <text:p text:style-name="P2"><text:span text:style-name="T1">Stockage :</text:span></text:p>
          <text:p text:style-name="P2"><text:span text:style-name="T3">Sur disque dur/SSD</text:span></text:p>
          <text:p text:style-name="P2"><text:span text:style-name="T2"/></text:p>
          <text:p text:style-name="P2"><text:span text:style-name="T1">Traitement audio :</text:span></text:p>
          <text:p text:style-name="P2"><text:span text:style-name="T2">Dépendant de la puissance du CPU</text:span></text:p>
          <text:p text:style-name="P2"><text:span text:style-name="T2"/></text:p>
          <text:p text:style-name="P2"><text:span text:style-name="T1">Latence :</text:span></text:p>
          <text:p text:style-name="P2"><text:span text:style-name="T3">Définie par le driver audio.</text:span><text:span text:style-name="T3"><text:line-break/></text:span><text:span text:style-name="T3">Limité par le CPU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8.486cm" svg:height="0.962cm" svg:x="1.15cm" svg:y="1.1cm">
          <draw:text-box>
            <text:p>Acquisition audio-numérique</text:p>
          </draw:text-box>
        </draw:frame>
        <draw:connector draw:style-name="gr11" draw:text-style-name="P5" draw:layer="layout" svg:x1="10.575cm" svg:y1="5.1cm" svg:x2="10.575cm" svg:y2="6.85cm" draw:start-shape="id1" draw:start-glue-point="2" draw:end-shape="id2" draw:end-glue-point="0" svg:d="M10575 5100v1750" svg:viewBox="0 0 1 1751">
          <text:p/>
        </draw:connector>
        <draw:connector draw:style-name="gr11" draw:text-style-name="P5" draw:layer="layout" svg:x1="10.575cm" svg:y1="8.1cm" svg:x2="3.375cm" svg:y2="10.6cm" draw:start-shape="id2" draw:start-glue-point="2" draw:end-shape="id3" draw:end-glue-point="0" svg:d="M10575 8100v1250h-7200v1250" svg:viewBox="0 0 7201 2501">
          <text:p/>
        </draw:connector>
        <draw:connector draw:style-name="gr11" draw:text-style-name="P5" draw:layer="layout" svg:x1="5.5cm" svg:y1="11.225cm" svg:x2="7.95cm" svg:y2="11.225cm" draw:start-shape="id3" draw:start-glue-point="1" draw:end-shape="id4" svg:d="M5500 11225h2450" svg:viewBox="0 0 2451 1">
          <text:p/>
        </draw:connector>
        <draw:connector draw:style-name="gr11" draw:text-style-name="P5" draw:layer="layout" svg:x1="12.45cm" svg:y1="11.225cm" svg:x2="14.95cm" svg:y2="11.225cm" draw:start-shape="id4" draw:start-glue-point="1" draw:end-shape="id5" draw:end-glue-point="3" svg:d="M12450 11225h2500" svg:viewBox="0 0 2501 1">
          <text:p/>
        </draw:connector>
        <draw:connector draw:style-name="gr11" draw:text-style-name="P5" draw:layer="layout" svg:x1="17.2cm" svg:y1="14.35cm" svg:x2="17.2cm" svg:y2="20.55cm" draw:start-shape="id6" draw:start-glue-point="2" draw:end-shape="id7" draw:end-glue-point="0" svg:d="M17200 14350v6200" svg:viewBox="0 0 1 6201">
          <text:p/>
        </draw:connector>
        <draw:connector draw:style-name="gr11" draw:text-style-name="P5" draw:layer="layout" svg:x1="14.7cm" svg:y1="21.425cm" svg:x2="12.4cm" svg:y2="21.425cm" draw:start-shape="id7" draw:start-glue-point="3" draw:end-shape="id8" draw:end-glue-point="1" svg:d="M14700 21425h-2300" svg:viewBox="0 0 2301 1">
          <text:p/>
        </draw:connector>
        <draw:connector draw:style-name="gr11" draw:text-style-name="P5" draw:layer="layout" svg:x1="7.9cm" svg:y1="21.425cm" svg:x2="5.5cm" svg:y2="21.425cm" draw:start-shape="id8" draw:start-glue-point="3" draw:end-shape="id9" draw:end-glue-point="1" svg:d="M7900 21425h-2400" svg:viewBox="0 0 2401 1">
          <text:p/>
        </draw:connector>
      </draw:page>
      <draw:page draw:name="page2" draw:style-name="dp1" draw:master-page-name="Standard">
        <draw:custom-shape draw:style-name="gr12" draw:text-style-name="P1" xml:id="id19" draw:id="id19" draw:layer="layout" svg:width="5cm" svg:height="2cm" svg:x="8.05cm" svg:y="25.6cm">
          <text:p text:style-name="P1">Preneur de son<text:line-break/>Mixeur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75cm" svg:height="1.25cm" svg:x="8.65cm" svg:y="21.5cm">
          <text:p text:style-name="P1">Acoust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.25cm" svg:height="1.25cm" svg:x="1.25cm" svg:y="13.8cm">
          <text:p text:style-name="P1">Enceintes</text:p>
          <draw:enhanced-geometry svg:viewBox="0 0 21600 21600" draw:type="rectangle" draw:enhanced-path="M 0 0 L 21600 0 21600 21600 0 21600 0 0 Z N"/>
        </draw:custom-shape>
        <draw:custom-shape draw:style-name="gr13" draw:text-style-name="P6" xml:id="id17" draw:id="id17" draw:layer="layout" svg:width="4.25cm" svg:height="3.75cm" svg:x="1.25cm" svg:y="15.05cm">
          <text:p text:style-name="P6"><text:span text:style-name="T1">Taille :</text:span></text:p>
          <text:p text:style-name="P6"><text:span text:style-name="T3">Adapter à l’environnement de travail</text:span></text:p>
          <text:p text:style-name="P6"><text:span text:style-name="T3"/></text:p>
          <text:p text:style-name="P6"><text:span text:style-name="T1">L’enceinte idéale n’existe pas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4.5cm" svg:height="1.25cm" svg:x="8.1cm" svg:y="13.8cm">
          <text:p text:style-name="P1">Câbles audio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5cm" svg:height="3.75cm" svg:x="8.1cm" svg:y="15.05cm">
          <text:p text:style-name="P3"><text:span text:style-name="T3">Pour des signaux amplifiés, privilégié des sections de câble importante. (Risque de fonte du conducteur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5cm" svg:height="1.25cm" svg:x="14.9cm" svg:y="13.8cm">
          <text:p text:style-name="P1">Amplificateu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2.5cm" svg:x="14.9cm" svg:y="15.05cm">
          <text:p text:style-name="P3"><text:span text:style-name="T3">Amplification en intensité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5cm" svg:height="1.75cm" svg:x="14.65cm" svg:y="4cm">
          <text:p text:style-name="P1">Convertisseur</text:p>
          <text:p text:style-name="P1">NA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5cm" svg:height="4.5cm" svg:x="14.65cm" svg:y="5.75cm">
          <text:p text:style-name="P3"><text:span text:style-name="T3">Numérique → Analogique</text:span></text:p>
          <text:p text:style-name="P3"><text:span text:style-name="T3"/></text:p>
          <text:p text:style-name="P3"><text:span text:style-name="T3">On associe une impulsion à une ten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4.5cm" svg:height="1.25cm" svg:x="8cm" svg:y="4.25cm">
          <text:p text:style-name="P1">Sérialisati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5.25cm" svg:x="8cm" svg:y="5.5cm">
          <text:p text:style-name="P3"><text:span text:style-name="T3">Transmission des donnés depuis un ordinateur</text:span></text:p>
          <text:p text:style-name="P3"><text:span text:style-name="T3"/></text:p>
          <text:p text:style-name="P3"><text:span text:style-name="T3">USB3/USB2/Firewire/Thunderbolt</text:span></text:p>
          <text:p text:style-name="P3"><text:span text:style-name="T3"/></text:p>
          <text:p text:style-name="P3"><text:span text:style-name="T1">Taille de bloc/buffer/vector 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25cm" svg:height="1.25cm" svg:x="1.25cm" svg:y="4.25cm">
          <text:p text:style-name="P1">Ordinateu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5.25cm" svg:x="1.25cm" svg:y="5.5cm">
          <text:p text:style-name="P2"><text:span text:style-name="T1">Lecture audio :</text:span></text:p>
          <text:p text:style-name="P2"><text:span text:style-name="T3">Sur disque dur/SSD</text:span></text:p>
          <text:p text:style-name="P2"><text:span text:style-name="T2"/></text:p>
          <text:p text:style-name="P2"><text:span text:style-name="T1">Traitement audio :</text:span></text:p>
          <text:p text:style-name="P2"><text:span text:style-name="T2">Dépendant de la puissance du CPU</text:span></text:p>
          <text:p text:style-name="P2"><text:span text:style-name="T2"/></text:p>
          <text:p text:style-name="P2"><text:span text:style-name="T1">Latence :</text:span></text:p>
          <text:p text:style-name="P2"><text:span text:style-name="T3">Définie par le driver audio.</text:span><text:span text:style-name="T3"><text:line-break/></text:span><text:span text:style-name="T3">Limité par le CPU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876cm" svg:height="0.962cm" svg:x="1.15cm" svg:y="1.1cm">
          <draw:text-box>
            <text:p>Diffusion audio-numérique</text:p>
          </draw:text-box>
        </draw:frame>
        <draw:connector draw:style-name="gr11" draw:text-style-name="P5" draw:layer="layout" svg:x1="5.5cm" svg:y1="4.875cm" svg:x2="8cm" svg:y2="4.875cm" draw:start-shape="id10" draw:start-glue-point="1" draw:end-shape="id11" draw:end-glue-point="3" svg:d="M5500 4875h2500" svg:viewBox="0 0 2501 1">
          <text:p/>
        </draw:connector>
        <draw:connector draw:style-name="gr11" draw:text-style-name="P5" draw:layer="layout" svg:x1="12.5cm" svg:y1="4.875cm" svg:x2="14.65cm" svg:y2="4.875cm" draw:start-shape="id11" draw:start-glue-point="1" draw:end-shape="id12" draw:end-glue-point="3" svg:d="M12500 4875h2150" svg:viewBox="0 0 2151 1">
          <text:p/>
        </draw:connector>
        <draw:connector draw:style-name="gr11" draw:text-style-name="P5" draw:layer="layout" svg:x1="17.15cm" svg:y1="10.25cm" svg:x2="17.15cm" svg:y2="13.8cm" draw:start-shape="id13" draw:start-glue-point="2" draw:end-shape="id14" draw:end-glue-point="0" svg:d="M17150 10250v3550" svg:viewBox="0 0 1 3551">
          <text:p/>
        </draw:connector>
        <draw:connector draw:style-name="gr11" draw:text-style-name="P5" draw:layer="layout" svg:x1="14.9cm" svg:y1="14.425cm" svg:x2="12.6cm" svg:y2="14.425cm" draw:start-shape="id14" draw:start-glue-point="3" draw:end-shape="id15" draw:end-glue-point="1" svg:d="M14900 14425h-2300" svg:viewBox="0 0 2301 1">
          <text:p/>
        </draw:connector>
        <draw:connector draw:style-name="gr11" draw:text-style-name="P5" draw:layer="layout" svg:x1="8.1cm" svg:y1="14.425cm" svg:x2="5.5cm" svg:y2="14.425cm" draw:start-shape="id15" draw:start-glue-point="3" draw:end-shape="id16" draw:end-glue-point="1" svg:d="M8100 14425h-2600" svg:viewBox="0 0 2601 1">
          <text:p/>
        </draw:connector>
        <draw:connector draw:style-name="gr11" draw:text-style-name="P5" draw:layer="layout" svg:x1="3.375cm" svg:y1="18.8cm" svg:x2="10.525cm" svg:y2="21.5cm" draw:start-shape="id17" draw:start-glue-point="2" draw:end-shape="id18" svg:d="M3375 18800v1350h7150v1350" svg:viewBox="0 0 7151 2701">
          <text:p/>
        </draw:connector>
        <draw:connector draw:style-name="gr11" draw:text-style-name="P5" draw:layer="layout" svg:x1="10.525cm" svg:y1="22.75cm" svg:x2="10.55cm" svg:y2="25.6cm" draw:start-shape="id18" draw:start-glue-point="2" draw:end-shape="id19" draw:end-glue-point="0" svg:d="M10525 22750v1425h25v1425" svg:viewBox="0 0 26 28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5T09:05:05.140825829</meta:creation-date>
    <dc:date>2021-12-05T20:35:44.717540154</dc:date>
    <meta:editing-duration>PT6M19S</meta:editing-duration>
    <meta:editing-cycles>2</meta:editing-cycles>
    <meta:generator>LibreOffice/7.1.7.2$Linux_X86_64 LibreOffice_project/10$Build-2</meta:generator>
    <meta:document-statistic meta:object-count="44"/>
  </office:meta>
</office:document-meta>
</file>